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3mm" svg:height="90.04mm" svg:x="185.39mm" svg:y="22.05mm">
            <loext:p draw:notify-on-update-of-ranges="Sheet1.C2:Sheet1.C12 Sheet1.D2:Sheet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3mm" svg:height="90.05mm" svg:x="185.67mm" svg:y="119.26mm">
            <loext:p draw:notify-on-update-of-ranges="Sheet1.C2:Sheet1.C12 Sheet1.E2:Sheet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200" calcext:value-type="float">
            <text:p>3294200</text:p>
          </table:table-cell>
          <table:table-cell table:style-name="ce1" office:value-type="float" office:value="12.0527451100544" calcext:value-type="float">
            <text:p>12,05</text:p>
          </table:table-cell>
          <table:table-cell table:style-name="ce2" table:formula="of:=(1000000*[.D2])/[.C2]" office:value-type="float" office:value="3.65877758182697" calcext:value-type="float">
            <text:p>3,66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34000" calcext:value-type="float">
            <text:p>2534000</text:p>
          </table:table-cell>
          <table:table-cell table:style-name="ce1" office:value-type="float" office:value="7.91811913046922" calcext:value-type="float">
            <text:p>7,92</text:p>
          </table:table-cell>
          <table:table-cell table:style-name="ce2" table:formula="of:=(1000000*[.D3])/[.C3]" office:value-type="float" office:value="3.12475103806994" calcext:value-type="float">
            <text:p>3,1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4])/[.C4]" office:value-type="float" office:value="2.5289243828389" calcext:value-type="float">
            <text:p>2,53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5])/[.C5]" office:value-type="float" office:value="1.74495782415884" calcext:value-type="float">
            <text:p>1,74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6])/[.C6]" office:value-type="float" office:value="1.34227524935296" calcext:value-type="float">
            <text:p>1,34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592120" calcext:value-type="float">
            <text:p>10592120</text:p>
          </table:table-cell>
          <table:table-cell table:style-name="ce1" office:value-type="float" office:value="6.59170504323587" calcext:value-type="float">
            <text:p>6,59</text:p>
          </table:table-cell>
          <table:table-cell table:formula="of:=(1000000*[.D7])/[.C7]" office:value-type="float" office:value="0.62232159787048" calcext:value-type="float">
            <text:p>0,6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800" calcext:value-type="float">
            <text:p>13176800</text:p>
          </table:table-cell>
          <table:table-cell office:value-type="float" office:value="5.35038828607379" calcext:value-type="float">
            <text:p>5,35</text:p>
          </table:table-cell>
          <table:table-cell table:formula="of:=(1000000*[.D8])/[.C8]" office:value-type="float" office:value="0.406046102701247" calcext:value-type="float">
            <text:p>0,41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5.1450504320243" calcext:value-type="float">
            <text:p>5,15</text:p>
          </table:table-cell>
          <table:table-cell table:formula="of:=(1000000*[.D9])/[.C9]" office:value-type="float" office:value="0.338401107078683" calcext:value-type="float">
            <text:p>0,34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5340000" calcext:value-type="float">
            <text:p>25340000</text:p>
          </table:table-cell>
          <table:table-cell table:style-name="ce1" office:value-type="float" office:value="7.16183190306123" calcext:value-type="float">
            <text:p>7,16</text:p>
          </table:table-cell>
          <table:table-cell table:formula="of:=(1000000*[.D10])/[.C10]" office:value-type="float" office:value="0.282629514722227" calcext:value-type="float">
            <text:p>0,28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3340" calcext:value-type="float">
            <text:p>17763340</text:p>
          </table:table-cell>
          <table:table-cell office:value-type="float" office:value="4.58451231543237" calcext:value-type="float">
            <text:p>4,58</text:p>
          </table:table-cell>
          <table:table-cell table:formula="of:=(1000000*[.D11])/[.C11]" office:value-type="float" office:value="0.258088417799376" calcext:value-type="float">
            <text:p>0,26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12])/[.C12]" office:value-type="float" office:value="0.174495782415884" calcext:value-type="float">
            <text:p>0,17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200" calcext:value-type="float">
            <text:p>3294200</text:p>
          </table:table-cell>
          <table:table-cell table:style-name="ce1" office:value-type="float" office:value="12.0527451100544" calcext:value-type="float">
            <text:p>12,05</text:p>
          </table:table-cell>
          <table:table-cell table:style-name="ce2" table:formula="of:=(1000000*[.D24])/[.C24]" office:value-type="float" office:value="3.65877758182697" calcext:value-type="float">
            <text:p>3,66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34000" calcext:value-type="float">
            <text:p>2534000</text:p>
          </table:table-cell>
          <table:table-cell table:style-name="ce1" office:value-type="float" office:value="7.91811913046922" calcext:value-type="float">
            <text:p>7,92</text:p>
          </table:table-cell>
          <table:table-cell table:style-name="ce2" table:formula="of:=(1000000*[.D25])/[.C25]" office:value-type="float" office:value="3.12475103806994" calcext:value-type="float">
            <text:p>3,1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592120" calcext:value-type="float">
            <text:p>10592120</text:p>
          </table:table-cell>
          <table:table-cell table:style-name="ce1" office:value-type="float" office:value="6.59170504323587" calcext:value-type="float">
            <text:p>6,59</text:p>
          </table:table-cell>
          <table:table-cell table:formula="of:=(1000000*[.D26])/[.C26]" office:value-type="float" office:value="0.62232159787048" calcext:value-type="float">
            <text:p>0,6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5340000" calcext:value-type="float">
            <text:p>25340000</text:p>
          </table:table-cell>
          <table:table-cell table:style-name="ce1" office:value-type="float" office:value="7.16183190306123" calcext:value-type="float">
            <text:p>7,16</text:p>
          </table:table-cell>
          <table:table-cell table:formula="of:=(1000000*[.D27])/[.C27]" office:value-type="float" office:value="0.282629514722227" calcext:value-type="float">
            <text:p>0,28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460" calcext:value-type="float">
            <text:p>174846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28])/[.C28]" office:value-type="float" office:value="2.5289243828389" calcext:value-type="float">
            <text:p>2,53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29])/[.C29]" office:value-type="float" office:value="1.74495782415884" calcext:value-type="float">
            <text:p>1,74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0])/[.C30]" office:value-type="float" office:value="1.34227524935296" calcext:value-type="float">
            <text:p>1,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1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5:03.1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2S</meta:editing-duration>
    <meta:editing-cycles>4</meta:editing-cycles>
    <meta:generator>LibreOffice/5.2.0.4$Windows_x86 LibreOffice_project/066b007f5ebcc236395c7d282ba488bca6720265</meta:generator>
    <dc:date>2016-08-14T11:26:46.077000000</dc:date>
    <meta:document-statistic meta:table-count="3" meta:cell-count="10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plot-area chart:style-name="ch2" table:cell-range-address="Sheet1.C2:Sheet1.D12" svg:x="0.32cm" svg:y="0.18cm" svg:width="15.364cm" svg:height="8.645cm">
          <chartooo:coordinate-region svg:x="0.756cm" svg:y="0.379cm" svg:width="14.001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2" chart:class="chart:scatter">
            <chart:domain table:cell-range-address="Sheet1.C2:Sheet1.C12"/>
            <chart:mean-value chart:style-name="ch6"/>
            <chart:regression-curve chart:style-name="ch7"/>
            <chart:data-point chart:repeated="3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4200">
                <text:p>3294200</text:p>
                <draw:g>
                  <svg:desc>Sheet1.C2:Sheet1.C12</svg:desc>
                </draw:g>
              </table:table-cell>
              <table:table-cell office:value-type="float" office:value="12.0527451100544">
                <text:p>12.0527451100544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4000">
                <text:p>2534000</text:p>
              </table:table-cell>
              <table:table-cell office:value-type="float" office:value="7.91811913046922">
                <text:p>7.9181191304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8460">
                <text:p>174846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4000">
                <text:p>2534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94200">
                <text:p>32942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92120">
                <text:p>10592120</text:p>
              </table:table-cell>
              <table:table-cell office:value-type="float" office:value="6.59170504323587">
                <text:p>6.59170504323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76800">
                <text:p>131768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04000">
                <text:p>1520400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40000">
                <text:p>25340000</text:p>
              </table:table-cell>
              <table:table-cell office:value-type="float" office:value="7.16183190306123">
                <text:p>7.16183190306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63340">
                <text:p>1776334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40000">
                <text:p>253400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Sheet1.C2:Sheet1.C12 Sheet1.E2:Sheet1.E12" svg:x="0.32cm" svg:y="0.18cm" svg:width="15.364cm" svg:height="8.646cm">
          <chartooo:coordinate-region svg:x="1.047cm" svg:y="0.379cm" svg:width="13.894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2" chart:class="chart:scatter">
            <chart:domain table:cell-range-address="Sheet1.C2:Sheet1.C12"/>
            <chart:mean-value chart:style-name="ch6"/>
            <chart:regression-curve chart:style-name="ch7"/>
            <chart:data-point chart:repeated="4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4200">
                <text:p>3294200</text:p>
                <draw:g>
                  <svg:desc>Sheet1.C2:Sheet1.C12</svg:desc>
                </draw:g>
              </table:table-cell>
              <table:table-cell office:value-type="float" office:value="3.65877758182697">
                <text:p>3.65877758182697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4000">
                <text:p>2534000</text:p>
              </table:table-cell>
              <table:table-cell office:value-type="float" office:value="3.12475103806994">
                <text:p>3.12475103806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8460">
                <text:p>1748460</text:p>
              </table:table-cell>
              <table:table-cell office:value-type="float" office:value="2.5289243828389">
                <text:p>2.528924382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4000">
                <text:p>2534000</text:p>
              </table:table-cell>
              <table:table-cell office:value-type="float" office:value="1.74495782415884">
                <text:p>1.74495782415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94200">
                <text:p>3294200</text:p>
              </table:table-cell>
              <table:table-cell office:value-type="float" office:value="1.34227524935296">
                <text:p>1.34227524935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92120">
                <text:p>10592120</text:p>
              </table:table-cell>
              <table:table-cell office:value-type="float" office:value="0.62232159787048">
                <text:p>0.6223215978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76800">
                <text:p>13176800</text:p>
              </table:table-cell>
              <table:table-cell office:value-type="float" office:value="0.406046102701247">
                <text:p>0.406046102701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04000">
                <text:p>15204000</text:p>
              </table:table-cell>
              <table:table-cell office:value-type="float" office:value="0.338401107078683">
                <text:p>0.338401107078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40000">
                <text:p>25340000</text:p>
              </table:table-cell>
              <table:table-cell office:value-type="float" office:value="0.282629514722227">
                <text:p>0.282629514722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63340">
                <text:p>17763340</text:p>
              </table:table-cell>
              <table:table-cell office:value-type="float" office:value="0.258088417799376">
                <text:p>0.258088417799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40000">
                <text:p>25340000</text:p>
              </table:table-cell>
              <table:table-cell office:value-type="float" office:value="0.174495782415884">
                <text:p>0.174495782415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